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6fb544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9cm" svg:stroke-color="#6fb544" draw:marker-start-width="0.273cm" draw:marker-start-center="false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ad649a" draw:opacity="100%" draw:textarea-horizontal-align="center" draw:textarea-vertical-align="middle" draw:shadow="hidden" draw:shadow-offset-x="0.3cm" draw:shadow-offset-y="0.3cm" draw:shadow-color="#808080" draw:shadow-opacity="100%"/>
    </style:style>
    <style:style style:name="P1" style:family="paragraph">
      <loext:graphic-properties draw:fill="solid" draw:fill-color="#6fb54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ad649a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504cm" svg:height="1.004cm" svg:x="8.23cm" svg:y="15.633cm">
            <text:p/>
          </draw:rect>
          <draw:line draw:style-name="gr2" draw:text-style-name="P2" draw:layer="layout" svg:x1="14.733cm" svg:y1="13.633cm" svg:x2="7.233cm" svg:y2="13.633cm">
            <text:p/>
          </draw:line>
          <draw:line draw:style-name="gr2" draw:text-style-name="P2" draw:layer="layout" svg:x1="14.733cm" svg:y1="14.134cm" svg:x2="7.233cm" svg:y2="14.134cm">
            <text:p/>
          </draw:line>
          <draw:line draw:style-name="gr2" draw:text-style-name="P2" draw:layer="layout" svg:x1="14.733cm" svg:y1="14.633cm" svg:x2="7.233cm" svg:y2="14.633cm">
            <text:p/>
          </draw:line>
          <draw:line draw:style-name="gr2" draw:text-style-name="P2" draw:layer="layout" svg:x1="14.733cm" svg:y1="15.134cm" svg:x2="7.233cm" svg:y2="15.134cm">
            <text:p/>
          </draw:line>
          <draw:line draw:style-name="gr2" draw:text-style-name="P2" draw:layer="layout" svg:x1="14.733cm" svg:y1="15.633cm" svg:x2="7.233cm" svg:y2="15.633cm">
            <text:p/>
          </draw:line>
          <draw:line draw:style-name="gr2" draw:text-style-name="P2" draw:layer="layout" svg:x1="14.733cm" svg:y1="16.134cm" svg:x2="7.233cm" svg:y2="16.134cm">
            <text:p/>
          </draw:line>
          <draw:line draw:style-name="gr2" draw:text-style-name="P2" draw:layer="layout" svg:x1="14.733cm" svg:y1="16.633cm" svg:x2="7.233cm" svg:y2="16.633cm">
            <text:p/>
          </draw:line>
          <draw:line draw:style-name="gr2" draw:text-style-name="P2" draw:layer="layout" svg:x1="14.733cm" svg:y1="17.134cm" svg:x2="7.233cm" svg:y2="17.134cm">
            <text:p/>
          </draw:line>
          <draw:line draw:style-name="gr2" draw:text-style-name="P2" draw:layer="layout" svg:x1="14.733cm" svg:y1="13.137cm" svg:x2="7.233cm" svg:y2="13.137cm">
            <text:p/>
          </draw:line>
          <draw:line draw:style-name="gr2" draw:text-style-name="P2" draw:layer="layout" svg:x1="10.729cm" svg:y1="17.138cm" svg:x2="10.729cm" svg:y2="13.137cm">
            <text:p/>
          </draw:line>
          <draw:line draw:style-name="gr2" draw:text-style-name="P2" draw:layer="layout" svg:x1="10.23cm" svg:y1="17.138cm" svg:x2="10.23cm" svg:y2="13.137cm">
            <text:p/>
          </draw:line>
          <draw:line draw:style-name="gr2" draw:text-style-name="P2" draw:layer="layout" svg:x1="9.729cm" svg:y1="17.138cm" svg:x2="9.729cm" svg:y2="13.137cm">
            <text:p/>
          </draw:line>
          <draw:line draw:style-name="gr2" draw:text-style-name="P2" draw:layer="layout" svg:x1="9.23cm" svg:y1="17.138cm" svg:x2="9.23cm" svg:y2="13.137cm">
            <text:p/>
          </draw:line>
          <draw:line draw:style-name="gr2" draw:text-style-name="P2" draw:layer="layout" svg:x1="8.729cm" svg:y1="17.138cm" svg:x2="8.729cm" svg:y2="13.137cm">
            <text:p/>
          </draw:line>
          <draw:line draw:style-name="gr2" draw:text-style-name="P2" draw:layer="layout" svg:x1="8.23cm" svg:y1="17.138cm" svg:x2="8.23cm" svg:y2="13.137cm">
            <text:p/>
          </draw:line>
          <draw:line draw:style-name="gr2" draw:text-style-name="P2" draw:layer="layout" svg:x1="7.729cm" svg:y1="17.138cm" svg:x2="7.729cm" svg:y2="13.137cm">
            <text:p/>
          </draw:line>
          <draw:line draw:style-name="gr2" draw:text-style-name="P2" draw:layer="layout" svg:x1="7.233cm" svg:y1="17.138cm" svg:x2="7.233cm" svg:y2="13.137cm">
            <text:p/>
          </draw:line>
          <draw:line draw:style-name="gr2" draw:text-style-name="P2" draw:layer="layout" svg:x1="11.23cm" svg:y1="17.138cm" svg:x2="11.23cm" svg:y2="13.137cm">
            <text:p/>
          </draw:line>
          <draw:line draw:style-name="gr2" draw:text-style-name="P2" draw:layer="layout" svg:x1="14.733cm" svg:y1="17.138cm" svg:x2="14.733cm" svg:y2="13.137cm">
            <text:p/>
          </draw:line>
          <draw:line draw:style-name="gr2" draw:text-style-name="P2" draw:layer="layout" svg:x1="14.232cm" svg:y1="17.138cm" svg:x2="14.232cm" svg:y2="13.137cm">
            <text:p/>
          </draw:line>
          <draw:line draw:style-name="gr2" draw:text-style-name="P2" draw:layer="layout" svg:x1="13.729cm" svg:y1="17.138cm" svg:x2="13.729cm" svg:y2="13.137cm">
            <text:p/>
          </draw:line>
          <draw:line draw:style-name="gr2" draw:text-style-name="P2" draw:layer="layout" svg:x1="13.232cm" svg:y1="17.138cm" svg:x2="13.232cm" svg:y2="13.137cm">
            <text:p/>
          </draw:line>
          <draw:line draw:style-name="gr2" draw:text-style-name="P2" draw:layer="layout" svg:x1="12.731cm" svg:y1="17.138cm" svg:x2="12.731cm" svg:y2="13.137cm">
            <text:p/>
          </draw:line>
          <draw:line draw:style-name="gr2" draw:text-style-name="P2" draw:layer="layout" svg:x1="12.23cm" svg:y1="17.138cm" svg:x2="12.23cm" svg:y2="13.137cm">
            <text:p/>
          </draw:line>
          <draw:line draw:style-name="gr2" draw:text-style-name="P2" draw:layer="layout" svg:x1="11.729cm" svg:y1="17.138cm" svg:x2="11.729cm" svg:y2="13.137cm">
            <text:p/>
          </draw:line>
          <draw:circle draw:style-name="gr3" draw:text-style-name="P3" draw:layer="layout" svg:width="4.001cm" svg:height="4.001cm" svg:x="7.233cm" svg:y="13.137cm">
            <text:p/>
          </draw:circle>
          <draw:polyline draw:style-name="gr3" draw:text-style-name="P3" draw:layer="layout" svg:width="5.248cm" svg:height="1.996cm" svg:x="9.48cm" svg:y="13.137cm" svg:viewBox="0 0 5249 1997" draw:points="0,0 5249,0 1750,1997">
            <text:p/>
          </draw:polyline>
          <draw:polygon draw:style-name="gr4" draw:text-style-name="P4" draw:layer="layout" svg:width="0.5cm" svg:height="0.5cm" svg:x="8.23cm" svg:y="13.633cm" svg:viewBox="0 0 501 501" draw:points="0,501 501,501 50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13:04.250697694</meta:creation-date>
    <dc:date>2018-04-17T14:13:30.088721445</dc:date>
    <meta:editing-duration>PT26S</meta:editing-duration>
    <meta:editing-cycles>1</meta:editing-cycles>
    <meta:document-statistic meta:object-count="30"/>
    <meta:generator>LibreOffice/6.0.0.3$MacOSX_X86_64 LibreOffice_project/64a0f66915f38c6217de274f0aa8e15618924765</meta:generator>
  </office:meta>
</office:document-meta>
</file>